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2" style:family="graphic" style:parent-style-name="standard">
      <style:graphic-properties draw:marker-end="Arrow" draw:marker-end-width="0.3cm" draw:fill="solid" draw:fill-color="#ffffff" draw:textarea-horizontal-align="center" draw:textarea-vertical-align="middle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4" style:family="graphic" style:parent-style-name="standard">
      <style:graphic-properties draw:marker-start="Arrow" draw:marker-start-width="0.3cm" draw:marker-end="Arrow" draw:marker-end-width="0.3cm" draw:fill="solid" draw:fill-color="#ffffff" draw:textarea-horizontal-align="center" draw:textarea-vertical-align="middle" draw:shadow="hidden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7" style:family="graphic" style:parent-style-name="standard">
      <style:graphic-properties draw:fill="solid" draw:fill-color="#ffffff" draw:textarea-vertical-align="middle" draw:auto-grow-height="false" fo:min-height="0.75cm" fo:min-width="0.5cm" fo:wrap-option="wrap" draw:shadow="hidden"/>
    </style:style>
    <style:style style:name="gr8" style:family="graphic" style:parent-style-name="standard">
      <style:graphic-properties draw:stroke="none" svg:stroke-color="#000000" draw:fill="none" draw:fill-color="#ffffff" fo:min-height="4.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id="id4" draw:layer="layout" svg:width="4.5cm" svg:height="1cm" svg:x="1.5cm" svg:y="3cm">
          <text:p text:style-name="P1">InputDevice</text:p>
        </draw:rect>
        <draw:rect draw:style-name="gr1" draw:text-style-name="P1" draw:id="id2" draw:layer="layout" svg:width="3cm" svg:height="1cm" svg:x="9cm" svg:y="3cm">
          <text:p text:style-name="P1">Route</text:p>
        </draw:rect>
        <draw:rect draw:style-name="gr1" draw:text-style-name="P1" draw:id="id7" draw:layer="layout" svg:width="4.5cm" svg:height="1cm" svg:x="14.5cm" svg:y="3cm">
          <text:p text:style-name="P1">OutputDevice</text:p>
        </draw:rect>
        <draw:connector draw:style-name="gr2" draw:text-style-name="P1" draw:layer="layout" draw:type="lines" svg:x1="7.319cm" svg:y1="3.501cm" svg:x2="9cm" svg:y2="3.5cm" draw:start-shape="id1" draw:start-glue-point="1" draw:end-shape="id2" draw:end-glue-point="3" svg:d="m7319 3501h502l678-1h501">
          <text:p/>
        </draw:connector>
        <draw:connector draw:style-name="gr2" draw:text-style-name="P1" draw:layer="layout" draw:type="curve" svg:x1="10.5cm" svg:y1="3cm" svg:x2="9cm" svg:y2="3.5cm" draw:start-shape="id2" draw:start-glue-point="0" draw:end-shape="id2" draw:end-glue-point="3" svg:d="m10500 3000c0-751-1001-626-1564-314s-687 814 64 814">
          <text:p/>
        </draw:connector>
        <draw:frame draw:style-name="gr3" draw:layer="layout" svg:width="1.806cm" svg:height="0.962cm" svg:x="8.694cm" svg:y="1.5cm">
          <draw:text-box>
            <text:p>Next</text:p>
          </draw:text-box>
        </draw:frame>
        <draw:rect draw:style-name="gr1" draw:text-style-name="P2" draw:id="id3" draw:layer="layout" svg:width="4cm" svg:height="1cm" svg:x="2cm" svg:y="7.5cm">
          <text:p text:style-name="P2"><text:span text:style-name="T1">InputDeviceShape</text:span></text:p>
        </draw:rect>
        <draw:connector draw:style-name="gr4" draw:text-style-name="P1" draw:layer="layout" draw:type="curve" svg:x1="4cm" svg:y1="7.5cm" svg:x2="3.75cm" svg:y2="4cm" draw:start-shape="id3" draw:start-glue-point="0" draw:end-shape="id4" draw:end-glue-point="2" svg:d="m4000 7500c0-2400-250-650-250-3500">
          <text:p/>
        </draw:connector>
        <draw:rect draw:style-name="gr1" draw:text-style-name="P2" draw:id="id5" draw:layer="layout" svg:width="4cm" svg:height="1cm" svg:x="8.5cm" svg:y="7.5cm">
          <text:p text:style-name="P2"><text:span text:style-name="T1">BoxChannelShape</text:span></text:p>
        </draw:rect>
        <draw:connector draw:style-name="gr4" draw:text-style-name="P1" draw:layer="layout" draw:type="curve" svg:x1="10.5cm" svg:y1="4cm" svg:x2="10.5cm" svg:y2="7.5cm" draw:start-shape="id2" draw:start-glue-point="2" draw:end-shape="id5" draw:end-glue-point="0" svg:d="m10500 4000v3500">
          <text:p/>
        </draw:connector>
        <draw:connector draw:style-name="gr2" draw:text-style-name="P1" draw:layer="layout" draw:type="curve" svg:x1="8.5cm" svg:y1="8cm" svg:x2="6cm" svg:y2="8cm" draw:start-shape="id5" draw:start-glue-point="3" draw:end-shape="id3" draw:end-glue-point="1" svg:d="m8500 8000h-2500">
          <text:p/>
        </draw:connector>
        <draw:connector draw:style-name="gr4" draw:text-style-name="P1" draw:layer="layout" draw:type="curve" svg:x1="17cm" svg:y1="7.5cm" svg:x2="16.75cm" svg:y2="4cm" draw:start-shape="id6" draw:start-glue-point="0" draw:end-shape="id7" draw:end-glue-point="2" svg:d="m17000 7500c0-2400-250-650-250-3500">
          <text:p/>
        </draw:connector>
        <draw:connector draw:style-name="gr2" draw:text-style-name="P1" draw:layer="layout" draw:type="curve" svg:x1="13.5cm" svg:y1="7.75cm" svg:x2="12.5cm" svg:y2="8cm" draw:start-shape="id8" draw:start-glue-point="6" draw:end-shape="id5" draw:end-glue-point="1" svg:d="m13500 7750c-525 0-25 250-1000 250">
          <text:p/>
        </draw:connector>
        <draw:rect draw:style-name="gr1" draw:text-style-name="P2" draw:id="id6" draw:layer="layout" svg:width="5cm" svg:height="1cm" svg:x="14.5cm" svg:y="7.5cm">
          <text:p text:style-name="P1"><text:span text:style-name="T1">OutputDeviceShape</text:span></text:p>
        </draw:rect>
        <draw:rect draw:style-name="gr1" draw:text-style-name="P2" draw:id="id10" draw:layer="layout" svg:width="3cm" svg:height="1cm" svg:x="9cm" svg:y="10.5cm">
          <text:p text:style-name="P1"><text:span text:style-name="T1">BoxShape</text:span></text:p>
        </draw:rect>
        <draw:connector draw:style-name="gr2" draw:text-style-name="P1" draw:layer="layout" draw:type="curve" draw:line-skew="0.39cm -0.063cm" svg:x1="13.25cm" svg:y1="10cm" svg:x2="12.5cm" svg:y2="8cm" draw:start-shape="id9" draw:start-glue-point="5" draw:end-shape="id5" draw:end-glue-point="1" svg:d="m13250 10000c0-315-6-262 83-683s274-1317-833-1317">
          <text:p/>
        </draw:connector>
        <draw:custom-shape draw:style-name="gr5" draw:text-style-name="P1" draw:id="id9" draw:layer="layout" svg:width="0.5cm" svg:height="0.5cm" svg:x="13cm" svg:y="10cm">
          <text:p/>
          <draw:enhanced-geometry svg:viewBox="0 0 88 21600" draw:glue-points="44 ?f6 44 0 0 10800 44 21600 88 10800" draw:text-areas="0 ?f6 88 ?f3" draw:mirror-vertical="false" draw:type="can" draw:modifiers="7803.59281437126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measurelines" draw:type="curve" svg:x1="12cm" svg:y1="11cm" svg:x2="13.25cm" svg:y2="10.5cm" draw:start-shape="id10" draw:start-glue-point="1" draw:end-shape="id9" draw:end-glue-point="7" svg:d="m12000 11000c834 0 1250-166 1250-500">
          <text:p/>
        </draw:connector>
        <draw:custom-shape draw:style-name="gr5" draw:text-style-name="P1" draw:id="id8" draw:layer="measurelines" svg:width="0.5cm" svg:height="0.5cm" svg:x="13.5cm" svg:y="7.5cm">
          <text:p/>
          <draw:enhanced-geometry svg:viewBox="0 0 88 21600" draw:glue-points="44 ?f6 44 0 0 10800 44 21600 88 10800" draw:text-areas="0 ?f6 88 ?f3" draw:type="can" draw:modifiers="10433.5329341317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1" draw:layer="measurelines" draw:type="curve" svg:x1="14.5cm" svg:y1="8cm" svg:x2="14cm" svg:y2="7.75cm" draw:start-shape="id6" draw:start-glue-point="3" draw:end-shape="id8" draw:end-glue-point="8" svg:d="m14500 8000c-373 0-124-250-500-250">
          <text:p/>
        </draw:connector>
        <draw:connector draw:style-name="gr2" draw:text-style-name="P1" draw:layer="layout" draw:type="curve" svg:x1="10.5cm" svg:y1="8.5cm" svg:x2="17cm" svg:y2="8.5cm" draw:start-shape="id5" draw:start-glue-point="2" draw:end-shape="id6" svg:d="m10500 8500c0 1201 6500 1201 6500 0">
          <text:p/>
        </draw:connector>
        <draw:custom-shape draw:style-name="gr7" draw:text-style-name="P1" draw:id="id1" draw:layer="measurelines" svg:width="0.5cm" svg:height="0.5cm" svg:x="6.819cm" svg:y="3.251cm">
          <text:p/>
          <draw:enhanced-geometry svg:viewBox="0 0 21600 21600" draw:path-stretchpoint-x="10800" draw:path-stretchpoint-y="10800" draw:text-areas="?f24 ?f26 ?f25 ?f27" draw:type="col-60da8460" draw:modifiers="5432.33532934132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measurelines" draw:type="curve" svg:x1="6.819cm" svg:y1="3.501cm" svg:x2="6cm" svg:y2="3.5cm" draw:start-shape="id1" draw:start-glue-point="3" draw:end-shape="id4" draw:end-glue-point="1" svg:d="m6819 3501c-388 0 21-1-819-1">
          <text:p/>
        </draw:connector>
        <draw:custom-shape draw:style-name="gr7" draw:text-style-name="P1" draw:id="id11" draw:layer="measurelines" svg:width="0.5cm" svg:height="0.5cm" svg:x="12.932cm" svg:y="3.319cm">
          <text:p/>
          <draw:enhanced-geometry svg:viewBox="0 0 21600 21600" draw:path-stretchpoint-x="10800" draw:path-stretchpoint-y="10800" draw:text-areas="?f24 ?f26 ?f25 ?f27" draw:type="col-60da8460" draw:modifiers="72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onnector draw:style-name="gr6" draw:text-style-name="P1" draw:layer="measurelines" draw:type="curve" svg:x1="12cm" svg:y1="3.5cm" svg:x2="12.932cm" svg:y2="3.569cm" draw:start-shape="id2" draw:start-glue-point="1" draw:end-shape="id11" draw:end-glue-point="3" svg:d="m12000 3500c924 0 458 69 932 69">
          <text:p/>
        </draw:connector>
        <draw:connector draw:style-name="gr2" draw:text-style-name="P1" draw:layer="measurelines" draw:type="curve" svg:x1="13.432cm" svg:y1="3.569cm" svg:x2="14.5cm" svg:y2="3.5cm" draw:start-shape="id11" draw:start-glue-point="1" draw:end-shape="id7" draw:end-glue-point="3" svg:d="m13432 3569c802 0 269-69 1068-69">
          <text:p/>
        </draw:connector>
        <draw:frame draw:style-name="gr3" draw:layer="measurelines" svg:width="2.09cm" svg:height="0.962cm" svg:x="2.918cm" svg:y="13.845cm">
          <draw:text-box>
            <text:p>Filter </text:p>
          </draw:text-box>
        </draw:frame>
        <draw:custom-shape draw:style-name="gr7" draw:text-style-name="P1" draw:layer="measurelines" svg:width="0.5cm" svg:height="0.5cm" svg:x="5cm" svg:y="14cm">
          <text:p/>
          <draw:enhanced-geometry svg:viewBox="0 0 21600 21600" draw:path-stretchpoint-x="10800" draw:path-stretchpoint-y="10800" draw:text-areas="?f24 ?f26 ?f25 ?f27" draw:type="col-60da8460" draw:modifiers="6811.97604790419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<draw:equation draw:name="f0" draw:formula="10800/cos(pi/8)"/>
            <draw:equation draw:name="f1" draw:formula="?f0*sin(pi/8)"/>
            <draw:equation draw:name="f2" draw:formula="left"/>
            <draw:equation draw:name="f3" draw:formula="right"/>
            <draw:equation draw:name="f4" draw:formula="(right-10800)+?f1"/>
            <draw:equation draw:name="f5" draw:formula="(left+10800)-?f1"/>
            <draw:equation draw:name="f6" draw:formula="top"/>
            <draw:equation draw:name="f7" draw:formula="bottom"/>
            <draw:equation draw:name="f8" draw:formula="(bottom-10800)+?f1"/>
            <draw:equation draw:name="f9" draw:formula="(top+10800)-?f1"/>
            <draw:equation draw:name="f10" draw:formula="(10800-$0)/cos(pi/8)"/>
            <draw:equation draw:name="f11" draw:formula="?f10*sin(pi/8)"/>
            <draw:equation draw:name="f12" draw:formula="$0"/>
            <draw:equation draw:name="f13" draw:formula="right-$0"/>
            <draw:equation draw:name="f14" draw:formula="(right-10800)+?f11"/>
            <draw:equation draw:name="f15" draw:formula="(left+10800)-?f11"/>
            <draw:equation draw:name="f16" draw:formula="top+$0"/>
            <draw:equation draw:name="f17" draw:formula="bottom-$0"/>
            <draw:equation draw:name="f18" draw:formula="(bottom-10800)+?f11"/>
            <draw:equation draw:name="f19" draw:formula="(top+10800)-?f11"/>
            <draw:equation draw:name="f20" draw:formula="*sqrt(2)/2"/>
            <draw:equation draw:name="f21" draw:formula="((top-bottom)/2-2*$0)*sqrt(2)/2"/>
            <draw:equation draw:name="f22" draw:formula="?f12+(?f15-?f12)/2"/>
            <draw:equation draw:name="f23" draw:formula="?f16+(?f19-?f16)/2"/>
            <draw:equation draw:name="f24" draw:formula="left+?f22"/>
            <draw:equation draw:name="f25" draw:formula="right-?f22"/>
            <draw:equation draw:name="f26" draw:formula="top+?f23"/>
            <draw:equation draw:name="f27" draw:formula="bottom-?f23"/>
            <draw:handle draw:handle-position="$0 10800" draw:handle-range-x-minimum="0" draw:handle-range-x-maximum="10800"/>
          </draw:enhanced-geometry>
        </draw:custom-shape>
        <draw:custom-shape draw:style-name="gr5" draw:text-style-name="P1" draw:layer="measurelines" svg:width="0.5cm" svg:height="0.5cm" svg:x="5cm" svg:y="15.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3" draw:layer="measurelines" svg:width="1.844cm" svg:height="0.962cm" svg:x="3cm" svg:y="15cm">
          <draw:text-box>
            <text:p>Liste</text:p>
          </draw:text-box>
        </draw:frame>
        <draw:frame draw:style-name="gr8" draw:layer="measurelines" svg:width="7cm" svg:height="4.75cm" svg:x="10.5cm" svg:y="14cm">
          <draw:text-box>
            <text:p>Filterklassen gehören zum Gerät, Filterobjekte zur Rout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Tobias Schlemmer</meta:initial-creator>
    <meta:creation-date>2010-03-11T18:39:32</meta:creation-date>
    <dc:date>2010-03-11T19:18:05</dc:date>
    <dc:creator>Tobias Schlemmer</dc:creator>
    <meta:editing-duration>PT00H07M17S</meta:editing-duration>
    <meta:editing-cycles>1</meta:editing-cycles>
    <meta:document-statistic meta:object-count="31"/>
    <meta:generator>OpenOffice.org/3.2$Unix OpenOffice.org_project/320m12$Build-9483</meta:generator>
  </office:meta>
</office:document-meta>
</file>